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Wingdings" svg:font-family="Wingding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3pt" style:font-size-asian="13pt" style:font-size-complex="13pt"/>
    </style:style>
    <style:style style:name="P2" style:family="paragraph" style:parent-style-name="Standard">
      <style:paragraph-properties fo:text-align="justify" style:justify-single-word="false"/>
      <style:text-properties style:font-name="Arial" fo:font-size="13pt" officeooo:paragraph-rsid="0019450e" style:font-size-asian="13pt" style:font-size-complex="13pt"/>
    </style:style>
    <style:style style:name="P3" style:family="paragraph" style:parent-style-name="Standard">
      <style:paragraph-properties fo:text-align="justify" style:justify-single-word="false"/>
      <style:text-properties style:font-name="Arial" fo:font-size="13pt" officeooo:paragraph-rsid="001d2645" style:font-size-asian="13pt" style:font-size-complex="13pt"/>
    </style:style>
    <style:style style:name="P4" style:family="paragraph" style:parent-style-name="Standard">
      <style:paragraph-properties fo:text-align="center" style:justify-single-word="false"/>
      <style:text-properties style:font-name="Arial" fo:font-size="13pt" fo:font-weight="bold" officeooo:rsid="001b91a1" officeooo:paragraph-rsid="001b91a1" style:font-size-asian="13pt" style:font-weight-asian="bold" style:font-size-complex="13pt" style:font-weight-complex="bold"/>
    </style:style>
    <style:style style:name="P5" style:family="paragraph" style:parent-style-name="Standard">
      <style:paragraph-properties fo:text-align="justify" style:justify-single-word="false"/>
      <style:text-properties style:font-name="Arial" fo:font-size="12pt" style:font-size-asian="12pt" style:font-size-complex="12pt"/>
    </style:style>
    <style:style style:name="P6" style:family="paragraph" style:parent-style-name="Standard">
      <style:paragraph-properties fo:margin-top="0cm" fo:margin-bottom="0.499cm" loext:contextual-spacing="false"/>
      <style:text-properties style:font-name="Arial" fo:font-size="12pt" style:font-size-asian="12pt" style:font-size-complex="12pt"/>
    </style:style>
    <style:style style:name="P7" style:family="paragraph" style:parent-style-name="Text_20_body">
      <style:paragraph-properties fo:margin-left="0cm" fo:margin-right="0cm" fo:margin-top="0cm" fo:margin-bottom="0.353cm" loext:contextual-spacing="false" fo:line-height="115%" fo:text-indent="0cm" style:auto-text-indent="false"/>
      <style:text-properties style:font-name="Arial" fo:font-size="12pt" style:font-size-asian="12pt" style:font-size-complex="12pt"/>
    </style:style>
    <style:style style:name="P8" style:family="paragraph" style:parent-style-name="Text_20_body">
      <style:paragraph-properties fo:margin-left="0cm" fo:margin-right="0cm" fo:margin-top="0cm" fo:margin-bottom="0.353cm" loext:contextual-spacing="false" fo:line-height="115%" fo:text-indent="1.249cm" style:auto-text-indent="false"/>
      <style:text-properties style:font-name="Arial" fo:font-size="12pt" style:font-size-asian="12pt" style:font-size-complex="12pt"/>
    </style:style>
    <style:style style:name="P9" style:family="paragraph" style:parent-style-name="Text_20_body">
      <style:paragraph-properties fo:margin-left="1.27cm" fo:margin-right="0cm" fo:margin-top="0cm" fo:margin-bottom="0cm" loext:contextual-spacing="false" fo:line-height="115%" fo:text-indent="0cm" style:auto-text-indent="false"/>
      <style:text-properties style:font-name="Arial" fo:font-size="12pt" style:font-size-asian="12pt" style:font-size-complex="12pt"/>
    </style:style>
    <style:style style:name="P10" style:family="paragraph" style:parent-style-name="Text_20_body">
      <style:paragraph-properties fo:margin-left="1.27cm" fo:margin-right="0cm" fo:margin-top="0cm" fo:margin-bottom="0.353cm" loext:contextual-spacing="false" fo:line-height="115%" fo:text-indent="0cm" style:auto-text-indent="false"/>
      <style:text-properties style:font-name="Arial" fo:font-size="12pt" style:font-size-asian="12pt" style:font-size-complex="12pt"/>
    </style:style>
    <style:style style:name="T1" style:family="text">
      <style:text-properties officeooo:rsid="001c4580"/>
    </style:style>
    <style:style style:name="T2" style:family="text">
      <style:text-properties fo:font-weight="bold" style:font-weight-asian="bold" style:font-weight-complex="bold"/>
    </style:style>
    <style:style style:name="T3" style:family="text">
      <style:text-properties fo:font-weight="bold" officeooo:rsid="001c4580" style:font-weight-asian="bold" style:font-weight-complex="bold"/>
    </style:style>
    <style:style style:name="T4" style:family="text">
      <style:text-properties fo:font-weight="bold" officeooo:rsid="001d2645" style:font-weight-asian="bold" style:font-weight-complex="bold"/>
    </style:style>
    <style:style style:name="T5" style:family="text">
      <style:text-properties officeooo:rsid="001d2645"/>
    </style:style>
    <style:style style:name="T6" style:family="text">
      <style:text-properties style:font-name="Wingdings"/>
    </style:style>
    <style:style style:name="T7" style:family="text">
      <style:text-properties fo:font-variant="normal" fo:text-transform="none"/>
    </style:style>
    <style:style style:name="T8" style:family="text">
      <style:text-properties style:font-name="Calibri" fo:font-size="11pt"/>
    </style:style>
    <style:style style:name="T9" style:family="text">
      <style:text-properties fo:font-size="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otulagem do LDA</text:p>
      <text:p text:style-name="P1"/>
      <text:p text:style-name="P1">Após a aplicação da <text:span text:style-name="T1">LDA</text:span>, <text:span text:style-name="T1">temos com</text:span> resultad<text:span text:style-name="T1">o</text:span> um conjunto de termos,<text:span text:style-name="T1">palavras,</text:span> que nos induzem a <text:span text:style-name="T1">um ou mais</text:span> temas ou assuntos de uma coleção, <text:span text:style-name="T1">texto</text:span>. <text:span text:style-name="T2">Entretanto, a </text:span><text:span text:style-name="T3">re</text:span><text:span text:style-name="T2">presentação de um conjunto de termos fora de seu contexto original, dificulta o reconhecimento dos temas por pessoas não especializadas no domínio</text:span>. <text:span text:style-name="T1">Por isso temos a</text:span> necessidade de uma <text:span text:style-name="T1">analise</text:span> semântica dos tópicos para melhor<text:span text:style-name="T1">ar a</text:span> identificação de um tema <text:span text:style-name="T1">ou seja crir os rotulos</text:span>. </text:p>
      <text:p text:style-name="P1"/>
      <text:p text:style-name="P1">A rotulagem de tópicos é uma técnica que permite exibir aos usuários os tópicos semanticamente mais coerentes, diminuindo a dependência de conhecimentos especializados (sobre o domínio ou coleção) necessários para a interpretação de tais tópicos.</text:p>
      <text:p text:style-name="P1"/>
      <text:p text:style-name="P1">Após utilizar um algoritmo para modelagem e extração dos tópicos da coleção, ainda temos o desafio de identificar o tema encontrado. <text:span text:style-name="T2">Por si só, o algoritmo separa os documentos em tópicos e representa-os como uma lista de termos em ordem de relevância </text:span>[Blei et al. 2003; Blei et al. 2010; Hoffmann 1999]. <text:span text:style-name="T2">Para quem tem pouco conhecimento acerca dos temas presentes ou pouca familiaridade com os documentos, pode ser difícil identificar um tópico pela lista de termos</text:span>. Logo, a rotulagem pode auxiliar nesta tarefa, produzindo termos mais compreensíveis aos usuários que estão explorando a coleção ou o tópico em si, como por exemplo, o título do documento mais relevante para aquele tópico [Manning et al. 2008].</text:p>
      <text:p text:style-name="P1"/>
      <text:p text:style-name="P1">A modelagem de tópicos, apesar de ser um método estatístico para descobrir temas na estrutura de um corpus, também é vista como uma “clusterização” . <text:span text:style-name="T2">A “clusterização” de dados ou análise de agrupamentos é uma técnica de mineração de dados multivariados que através de métodos numéricos e a partir somente das informações presentes nos dados, tem por objetivo agrupar automaticamente os dados de uma coleção em grupos geralmente disjuntos denominados clusters ou agrupamentos.</text:span> É considerada uma técnica de aprendizado não supervisionado que geralmente envolve dois parâmetros básicos: N, um número de casos da base de dados (por exemplo, documentos) e K, o número de grupos (por exemplo, o número de temas existentes).</text:p>
      <text:p text:style-name="P1"/>
      <text:p text:style-name="P1"/>
      <text:p text:style-name="P1">Os tópicos extraídos pela modelagem podem ser então vistos como clusters e os dados agrupados como os casos. Além disso, pode-se dividir a “clusterização” em dois tipos principais: hard clustering e soft clustering [Arabie et al. 1996]. O primeiro é o mais usual onde cada caso é associado a um e somente um grupo. Já o último, onde se encaixa a modelagem de tópicos, pode atribuir a cada caso um ou mais grupos com diferentes proporções (que no caso da modelagem é representado pela probabilidade de cada grupo).</text:p>
      <text:p text:style-name="P1"/>
      <text:p text:style-name="P1">Assim, a modelagem probabilística de tópicos é uma abordagem para atacar o problema do agrupamento e organização de dados, principalmente de conteúdo <text:soft-page-break/>textual e cujo objetivo principal é a descoberta de tópicos e a anotação de grandes coleções de documentos por classificação temática. Tais métodos analisam quantitativamente as palavras dos textos originais para descobrir os temas presentes nos mesmos [Blei 2012].</text:p>
      <text:p text:style-name="P1"/>
      <text:p text:style-name="P3">Descrevendo com mais detalhes pressupostos que motivaram o desenvolvimento de modelos estendidos de tópicos os quais serão apresentados:</text:p>
      <text:p text:style-name="P3"/>
      <text:p text:style-name="P3">um primeiro pressuposto assumido na modelagem LDA está relacionado ao conceito de “bag of words”, o qual parte do princípio de que a ordem das palavras num documento não é relevante. </text:p>
      <text:p text:style-name="P1"/>
      <text:p text:style-name="P2">Um segundo pressuposto assumido em LDA é o de que a ordem dos documentos não importa. </text:p>
      <text:p text:style-name="P2"/>
      <text:p text:style-name="P2">O terceiro pressuposto em destaque é o de que o número de tópicos é conhecido e fixo. Na modelagem LDA, um dos parâmetros que deve ser definido a priori é justamente o número de tópicos a serem extraídos. </text:p>
      <text:p text:style-name="P2"/>
      <text:p text:style-name="P2">O quarto e último pressuposto considerado é o de que os tópicos são independentes, o que impede de modelar a correlação entre os mesmos [Blei 2012].</text:p>
      <text:p text:style-name="P1"/>
      <text:p text:style-name="P1">Uma última consideração é a escolha do número de tópicos. Esta é uma variável de entrada para a modelagem, porém muitas vezes a quantidade de temas presentes na coleção é desconhecida por parte dos usuários. O número de tópicos procurado pode influenciar muito a saída do algoritmo, um número pequeno de tópicos pode forçar a fusão indesejada de temas e um número grande pode deixá-los com uma granularidade muito fina [Berry 2010].</text:p>
      <text:p text:style-name="P1"/>
      <text:p text:style-name="P1">A rotulagem de tópicos é uma técnica que permite exibir aos usuários os tópicos semanticamente mais coerentes, diminuindo a dependência de conhecimentos especializados (sobre o domínio ou coleção) necessários para a interpretação de tais tópicos.</text:p>
      <text:p text:style-name="P1"/>
      <text:p text:style-name="P1">Podemos utilizar a lista <text:span text:style-name="T5">de palavras resultantes</text:span> para que o usuário entenda o assunto e consequentemente a área descrita, o que atualmente é feito na maioria dos trabalhos da literatura [Blei 2012; Blei et al. 2003; Papadimitriou 1998]. Outra maneira de se descrever a área é utilizar termos que a expressem ou conceitos intimamente relacionados com ela. Esses termos podem ser palavras específicas (bioinformática, “clusterização”), pequenas frases com duas a três palavras (redes sociais, mineração de dados) ou até mesmo sentenças (Teoria dos Dois Fatores de Frederick Herzberg). Classificadores humanos frequentemente preferem o uso de frases de duas palavras [Chang et al. 2009].</text:p>
      <text:p text:style-name="P1"/>
      <text:p text:style-name="P1">O uso da lista resultante do agrupamento muitas vezes é útil para a identificação do assunto. Porém, exige familiaridade com cada área e com o domínio da coleção. Alguém que não domine a temática do domínio pode encontrar <text:soft-page-break/>dificuldades em interpretar a lista e identificar os conceitos presentes, o assunto principal ou ligar as palavras para formar termos significantes que representem o assunto em questão. Isso é comum principalmente em áreas de pesquisa ou domínios técnicos onde comumente um tópico é facilmente reconhecido por um grupo familiarizado enquanto dificilmente será reconhecido por outros que não trabalhem especificamente no tema.</text:p>
      <text:p text:style-name="P1"/>
      <text:p text:style-name="P1">Para pessoas da área de computação, principalmente os que trabalhem em áreas relacionadas a sistemas de informação e bancos de dados, pode-se inferir que se trata de documentos relacionados à mineração de dados devido à presença dos termos “mineração” e “algoritmos”. Para quem não vêm da área e portanto não está acostumado a usar essa terminologia pode ser difícil relacionar os termos presentes na lista porque cada um contém mais de um sentido dependendo do contexto. Por exemplo, “mineração” pode ser usado tanto no contexto de dados quanto no geológico, econômico ou militar. Outros termos como “modelo” e “sistema” sozinhos não transmitem muita informação útil porque isolados se tornam genéricos.</text:p>
      <text:p text:style-name="P1"/>
      <text:p text:style-name="P1"><text:span text:style-name="T4">O</text:span><text:span text:style-name="T2"> desafio da geração de rótulos para os tópicos extraídos é de representar cada tópico de forma automática ao usuário de maneira que se identifique melhor o assunto em questão</text:span>. Auxiliando na interpretação tanto ajudando o trabalho de quem conhece o domínio quanto facilitando a definição para quem não é familiarizado ao tema.</text:p>
      <text:p text:style-name="P1"/>
      <text:p text:style-name="P1">A maioria dos trabalhos que utilizam a modelagem de tópicos para agrupamento usam a distribuição de termos de cada tópico extraído como própria representação [Blei 2012; Hoffman 1999].</text:p>
      <text:p text:style-name="P1"/>
      <text:p text:style-name="P1">Como a lista necessita de uma interpretação que por vezes não é trivial por parte dos usuários, outra <text:span text:style-name="T2">opção utilizada é deixar o processo de rotulagem nas mãos de especialistas capazes de gerar rótulos manualmente de acordo com a lista ou com os documentos contidos</text:span> [Chang 2009]. Essa é uma opção bem confiável visto que os especialistas têm o conhecimento necessário para interpretar e transmitir de forma correta os conteúdos, contudo também não está isenta de interpretações particulares dependendo do background do especialista e dificilmente pode ser aplicada em ambientes com grandes volumes de dados e de assuntos correlacionados, além de ser custosa e demandar bem mais tempo.</text:p>
      <text:p text:style-name="P1"/>
      <text:p text:style-name="P1">Outras técnicas utilizam abordagens semi-supervisionadas para criação dos rótulos. Nessas técnicas, normalmente o sistema gera rótulos genéricos ou simples e vai refinando o resultado com a ajuda humana.</text:p>
      <text:p text:style-name="P1"/>
      <text:p text:style-name="P1">Como exemplo, temos o uso combinado de classificação [Lau et al. 2011; Ramage et al. 2011] que utiliza a modelagem de tópicos como passo não-supervisionado e a própria classificação como passo supervisionado resultando numa abordagem semi-supervisionada. Neste caso, após o agrupamento o sistema gera os rótulos automaticamente baseado em um treinamento da coleção realizado pelos <text:soft-page-break/>especialistas, que por sua vez devem conhecer as classificações possíveis para o efetivo uso da técnica.</text:p>
      <text:p text:style-name="P1"/>
      <text:p text:style-name="P1">Outra abordagem do tipo seria o aprendizado ativo [Downey et al. 2014], onde o sistema extrai termos para representar a área de forma simples (por exemplo usando algum termo da lista dos mais relevantes) e os especialistas dão um retorno ao sistema de quão bom está aquele rótulo ou melhorando-o e assim se vai modificando o rótulo até que esteja satisfatório.</text:p>
      <text:p text:style-name="P1"/>
      <text:p text:style-name="P1">Além dos métodos semi-supervisionados, existem também os que não necessitam de conhecimento prévio para sua execução. As principais abordagens totalmente automáticas existentes usam a própria lista para a geração dos termos (por exemplo, os 10 termos mais relevantes) [Lau et al. 2010] ou utilizam alguma estatística dentre todas as palavras presentes na coleção [Mei et al. 2007] ou uma combinação de ambos [Nolasco e Oliveira 2016].</text:p>
      <text:p text:style-name="P1"/>
      <text:p text:style-name="P1">Para a maioria das principais técnicas existentes é necessário realizar um processo para a criação dos rótulos. Embora este processo tenha métricas ou formas diferentes, sua estrutura está presente nas principais técnicas existentes.</text:p>
      <text:p text:style-name="P1"/>
      <text:p text:style-name="P5">Eu olhei de novo os artigos do barua e do vasquez e fiz um roteiro</text:p>
      <text:p text:style-name="P6"/>
      <text:p text:style-name="P7">Como descrever o que fez na busca de tópicos</text:p>
      <text:p text:style-name="P7"> </text:p>
      <text:p text:style-name="P7">1º. Descrever a preparacão dos dados, como na figura 3 do artigo do Barua.</text:p>
      <text:p text:style-name="P7">Explicar brevemente cada passo</text:p>
      <text:p text:style-name="P7">Se tiver algum passo que não fez, omite da figura.</text:p>
      <text:p text:style-name="P8">Stackoverflowà</text:p>
      <text:p text:style-name="P9">1.<text:span text:style-name="T7">       </text:span> Post extraction à extracted posts</text:p>
      <text:p text:style-name="P9">2.<text:span text:style-name="T7">       </text:span>Pre-processing à preprocessed posts</text:p>
      <text:p text:style-name="P9">3.<text:span text:style-name="T7">       </text:span>LDA – topics and topics membership</text:p>
      <text:p text:style-name="P10">4.<text:span text:style-name="T7">       </text:span>Post processing à results</text:p>
      <text:p text:style-name="P7">No passo 1, é importante explicar porque usou todo o dataset e não só as 1962 perguntas selecionadas.</text:p>
      <text:p text:style-name="P7">Vai dizer que só selecionou dividiu os posts com nenhuma resposta dos que tiveram uma ou mais.</text:p>
      <text:p text:style-name="P7">Na explicação de como aplicou o LDA</text:p>
      <text:p text:style-name="P9">a)<text:span text:style-name="T7">      </text:span>Explicar como gerou as 58 palavras e como elas foram dadas como entradas para o algoritmo e como </text:p>
      <text:p text:style-name="P9"><text:soft-page-break/>elas foram usadas para selecionar os posts  (ex. a palavra aparecia na questão ou na resposta?). No artigo</text:p>
      <text:p text:style-name="P9"> do Vásquez ele diz que selecionou os post por tags. Imagina que sejam  os botões azuis que aparecem </text:p>
      <text:p text:style-name="P9">abaixo da pergunta.  Ele queria selecionar certas tecnologias de celucar, e buscou tags com android ios etc</text:p>
      <text:p text:style-name="P9">Quantos posts (ou linhas) sobraram depois que você eliminou os que não tinham nenhuma das 58 palavras-chave?</text:p>
      <text:p text:style-name="P9">b)<text:span text:style-name="T7">      </text:span>Explicar o número de tópicos solicitados  (K)</text:p>
      <text:p text:style-name="P9">c)<text:span text:style-name="T7">       </text:span>Explicar se usou uni-grams, by-gramns ou n-grams (n?)</text:p>
      <text:p text:style-name="P9">d)<text:span text:style-name="T7">      </text:span>Número de itegacoes, alfa, beta?</text:p>
      <text:p text:style-name="P10">e)<text:span text:style-name="T7">      </text:span>Explicar como selecionou os tópicos e se uso alguma métrica: tag-score, impact , tech impact,  TE, NDDT ou outras</text:p>
      <text:p text:style-name="P7"> </text:p>
      <text:p text:style-name="P7">E aí responde a questão.</text:p>
      <text:p text:style-name="P7">Eu achei interessante que os exemplos que ele mostra são bem sucintos, só um trecho da pergunta, o mais relevante. </text:p>
      <text:p text:style-name="P7">Podemos fazer isso no arigo também, para aquelas questões que foram apresentada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Wingdings" svg:font-family="Wingding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08:11:45.975234937</meta:creation-date>
    <dc:date>2018-06-12T09:53:38.254714136</dc:date>
    <meta:editing-duration>PT1H34M55S</meta:editing-duration>
    <meta:editing-cycles>7</meta:editing-cycles>
    <meta:generator>LibreOffice/6.0.4.2$Linux_X86_64 LibreOffice_project/9b0d9b32d5dcda91d2f1a96dc04c645c450872bf</meta:generator>
    <meta:document-statistic meta:table-count="0" meta:image-count="0" meta:object-count="0" meta:page-count="5" meta:paragraph-count="52" meta:word-count="1770" meta:character-count="11139" meta:non-whitespace-character-count="9352"/>
  </office:meta>
</office:document-meta>
</file>